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4" style:family="graphic" style:parent-style-name="standard">
      <style:graphic-properties draw:fill-color="#f7a19a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fill-color="#8ccfb7"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merican Typewri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style:font-name="American Typewriter"/>
    </style:style>
    <style:style style:name="P6" style:family="paragraph">
      <loext:graphic-properties draw:fill-color="#f7a19a"/>
      <style:paragraph-properties fo:text-align="center"/>
    </style:style>
    <style:style style:name="P7" style:family="paragraph">
      <loext:graphic-properties draw:fill-color="#8ccfb7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style:font-name="American Typewriter"/>
    </style:style>
    <style:style style:name="T2" style:family="text">
      <style:text-properties style:font-name="American Typewriter" fo:font-weight="bold" style:font-weight-asian="bold" style:font-weight-complex="bold"/>
    </style:style>
    <style:style style:name="T3" style:family="text">
      <style:text-properties style:font-name="American Typewrite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509cm" svg:y1="3.078cm" svg:x2="17.509cm" svg:y2="15.351cm">
          <text:p/>
        </draw:line>
        <draw:line draw:style-name="gr1" draw:text-style-name="P1" draw:layer="layout" svg:x1="2.359cm" svg:y1="5.364cm" svg:x2="27.652cm" svg:y2="5.364cm">
          <text:p/>
        </draw:line>
        <draw:line draw:style-name="gr1" draw:text-style-name="P1" draw:layer="layout" svg:x1="2.36cm" svg:y1="10.564cm" svg:x2="27.653cm" svg:y2="10.564cm">
          <text:p/>
        </draw:line>
        <draw:frame draw:style-name="gr2" draw:text-style-name="P3" draw:layer="layout" svg:width="5.904cm" svg:height="1.801cm" svg:x="9.617cm" svg:y="3.232cm">
          <draw:text-box>
            <text:p text:style-name="P2"><text:span text:style-name="T1">The </text:span><text:span text:style-name="T2">synchronous</text:span></text:p>
            <text:p text:style-name="P2"><text:span text:style-name="T1">world of </text:span><text:span text:style-name="T2">values</text:span></text:p>
          </draw:text-box>
        </draw:frame>
        <draw:frame draw:style-name="gr2" draw:text-style-name="P3" draw:layer="layout" svg:width="6.577cm" svg:height="1.801cm" svg:x="20.027cm" svg:y="3.233cm">
          <draw:text-box>
            <text:p text:style-name="P2"><text:span text:style-name="T1">The </text:span><text:span text:style-name="T2">asynchronous</text:span><text:span text:style-name="T3">,</text:span></text:p>
            <text:p text:style-name="P2"><text:span text:style-name="T2">event-driven </text:span><text:span text:style-name="T1">world</text:span></text:p>
          </draw:text-box>
        </draw:frame>
        <draw:line draw:style-name="gr1" draw:text-style-name="P1" draw:layer="layout" svg:x1="7.709cm" svg:y1="3.079cm" svg:x2="7.709cm" svg:y2="15.352cm">
          <text:p/>
        </draw:line>
        <draw:frame draw:style-name="gr2" draw:text-style-name="P5" draw:layer="layout" svg:width="3.482cm" svg:height="1.026cm" svg:x="3.617cm" svg:y="6.842cm">
          <draw:text-box>
            <text:p text:style-name="P4"><text:span text:style-name="T2">One</text:span><text:span text:style-name="T1"> thing</text:span></text:p>
          </draw:text-box>
        </draw:frame>
        <draw:frame draw:style-name="gr2" draw:text-style-name="P5" draw:layer="layout" svg:width="4.452cm" svg:height="1.026cm" svg:x="2.736cm" svg:y="12.033cm">
          <draw:text-box>
            <text:p text:style-name="P4"><text:span text:style-name="T2">Many</text:span><text:span text:style-name="T1"> things</text:span></text:p>
          </draw:text-box>
        </draw:frame>
        <draw:g>
          <draw:custom-shape draw:style-name="gr3" draw:text-style-name="P2" draw:layer="layout" svg:width="1.016cm" svg:height="1.016cm" svg:x="12.061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3" draw:layer="layout" svg:width="2.903cm" svg:height="1.026cm" svg:x="11.118cm" svg:y="7.933cm">
            <draw:text-box>
              <text:p text:style-name="P2"><text:span text:style-name="T1">A </text:span><text:span text:style-name="T2">value</text:span></text:p>
            </draw:text-box>
          </draw:frame>
        </draw:g>
        <draw:g>
          <draw:g>
            <draw:custom-shape draw:style-name="gr3" draw:text-style-name="P2" draw:layer="layout" svg:width="1.016cm" svg:height="1.016cm" svg:x="12.061cm" svg:y="12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6" draw:layer="layout" svg:width="1.016cm" svg:height="1.016cm" svg:x="9.728cm" svg:y="12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7" draw:layer="layout" svg:width="1.016cm" svg:height="1.016cm" svg:x="14.394cm" svg:y="12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8" draw:layer="layout" svg:width="0.68cm" svg:height="0.954cm" svg:x="8.729cm" svg:y="12.064cm">
              <draw:text-box>
                <text:p>[</text:p>
              </draw:text-box>
            </draw:frame>
            <draw:frame draw:style-name="gr2" draw:text-style-name="P8" draw:layer="layout" svg:width="0.68cm" svg:height="0.954cm" svg:x="15.729cm" svg:y="12.064cm">
              <draw:text-box>
                <text:p>]</text:p>
              </draw:text-box>
            </draw:frame>
            <draw:frame draw:style-name="gr2" draw:text-style-name="P8" draw:layer="layout" svg:width="0.68cm" svg:height="0.954cm" svg:x="11.062cm" svg:y="12.064cm">
              <draw:text-box>
                <text:p>,</text:p>
              </draw:text-box>
            </draw:frame>
            <draw:frame draw:style-name="gr2" draw:text-style-name="P8" draw:layer="layout" svg:width="0.68cm" svg:height="0.954cm" svg:x="13.396cm" svg:y="12.064cm">
              <draw:text-box>
                <text:p>,</text:p>
              </draw:text-box>
            </draw:frame>
          </draw:g>
          <draw:frame draw:style-name="gr2" draw:text-style-name="P3" draw:layer="layout" svg:width="6.2cm" svg:height="1.026cm" svg:x="9.469cm" svg:y="13.22cm">
            <draw:text-box>
              <text:p text:style-name="P2"><text:span text:style-name="T1">An </text:span><text:span text:style-name="T2">array</text:span><text:span text:style-name="T3"> of values</text:span></text:p>
            </draw:text-box>
          </draw:frame>
        </draw:g>
        <draw:g>
          <draw:g>
            <draw:line draw:style-name="gr6" draw:text-style-name="P1" draw:layer="layout" svg:x1="19.434cm" svg:y1="7.367cm" svg:x2="26.191cm" svg:y2="7.334cm">
              <text:p/>
            </draw:line>
            <draw:custom-shape draw:style-name="gr3" draw:text-style-name="P2" draw:layer="layout" svg:width="1.016cm" svg:height="1.016cm" svg:x="26.18cm" svg:y="6.8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" draw:text-style-name="P3" draw:layer="layout" svg:width="8.076cm" svg:height="1.801cm" svg:x="19.277cm" svg:y="7.627cm">
            <draw:text-box>
              <text:p text:style-name="P2"><text:span text:style-name="T1">A </text:span><text:span text:style-name="T2">promise</text:span></text:p>
              <text:p text:style-name="P2"><text:span text:style-name="T3">(one value in the </text:span><text:span text:style-name="T2">future</text:span><text:span text:style-name="T3">)</text:span></text:p>
            </draw:text-box>
          </draw:frame>
        </draw:g>
        <draw:g>
          <draw:g>
            <draw:line draw:style-name="gr6" draw:text-style-name="P1" draw:layer="layout" svg:x1="19.188cm" svg:y1="12.541cm" svg:x2="27.443cm" svg:y2="12.524cm">
              <text:p/>
            </draw:line>
            <draw:custom-shape draw:style-name="gr3" draw:text-style-name="P2" draw:layer="layout" svg:width="1.016cm" svg:height="1.016cm" svg:x="21.634cm" svg:y="12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6" draw:layer="layout" svg:width="1.016cm" svg:height="1.016cm" svg:x="19.901cm" svg:y="12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7" draw:layer="layout" svg:width="1.016cm" svg:height="1.016cm" svg:x="25.267cm" svg:y="12.0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" draw:text-style-name="P3" draw:layer="layout" svg:width="8.994cm" svg:height="1.801cm" svg:x="18.818cm" svg:y="13.12cm">
            <draw:text-box>
              <text:p text:style-name="P2"><text:span text:style-name="T1">An </text:span><text:span text:style-name="T2">observable</text:span></text:p>
              <text:p text:style-name="P2"><text:span text:style-name="T3">(multiple values </text:span><text:span text:style-name="T2">over time</text:span><text:span text:style-name="T3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09:54:58.873128679</meta:creation-date>
    <dc:date>2018-03-01T11:02:48.576990355</dc:date>
    <meta:editing-duration>PT6M32S</meta:editing-duration>
    <meta:editing-cycles>1</meta:editing-cycles>
    <meta:document-statistic meta:object-count="33"/>
    <meta:generator>LibreOffice/5.4.1.2$MacOSX_X86_64 LibreOffice_project/ea7cb86e6eeb2bf3a5af73a8f7777ac570321527</meta:generator>
  </office:meta>
</office:document-meta>
</file>